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singHandler.createHeader( QName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dressingHandler.getHeaderText( Object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singHandler.getPrefix( QName qname , String default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dressingHandler.getQualifiedName( Q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dressingHandler.onReply( 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ddressingHandler.onReceive( 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ddressingHandler.isWSANamespace( String 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